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80761" calcext:value-type="float">
            <text:p>807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35687" calcext:value-type="float">
            <text:p>2356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12" calcext:value-type="float">
            <text:p>199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347818" calcext:value-type="float">
            <text:p>13478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81835" calcext:value-type="float">
            <text:p>818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37811" calcext:value-type="float">
            <text:p>2378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020051" calcext:value-type="float">
            <text:p>20200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361629" calcext:value-type="float">
            <text:p>13616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40017" calcext:value-type="float">
            <text:p>2400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4271" calcext:value-type="float">
            <text:p>2042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377261" calcext:value-type="float">
            <text:p>1377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83852" calcext:value-type="float">
            <text:p>838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42474" calcext:value-type="float">
            <text:p>2424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06382" calcext:value-type="float">
            <text:p>2063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392523" calcext:value-type="float">
            <text:p>13925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85095" calcext:value-type="float">
            <text:p>8509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45028" calcext:value-type="float">
            <text:p>2450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08400" calcext:value-type="float">
            <text:p>20840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405156" calcext:value-type="float">
            <text:p>140515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86332" calcext:value-type="float">
            <text:p>863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47535" calcext:value-type="float">
            <text:p>24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11437" calcext:value-type="float">
            <text:p>2114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418617" calcext:value-type="float">
            <text:p>14186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88275" calcext:value-type="float">
            <text:p>882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49449" calcext:value-type="float">
            <text:p>2494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16049" calcext:value-type="float">
            <text:p>2160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430159" calcext:value-type="float">
            <text:p>14301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90047" calcext:value-type="float">
            <text:p>900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51539" calcext:value-type="float">
            <text:p>25153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19699" calcext:value-type="float">
            <text:p>21969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442678" calcext:value-type="float">
            <text:p>14426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92081" calcext:value-type="float">
            <text:p>920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53456" calcext:value-type="float">
            <text:p>2534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23765" calcext:value-type="float">
            <text:p>2237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454694" calcext:value-type="float">
            <text:p>1454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 style:data-style-name="N2" text:time-value="18:54:20.057958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7-17T19:03:16.193081095</dc:date>
    <dc:creator>Jesus Castagnetto</dc:creator>
    <meta:editing-duration>P1DT9H24M5S</meta:editing-duration>
    <meta:editing-cycles>106</meta:editing-cycles>
    <meta:generator>LibreOffice/6.4.3.2$Linux_X86_64 LibreOffice_project/40$Build-2</meta:generator>
    <meta:document-statistic meta:table-count="1" meta:cell-count="1620" meta:object-count="0"/>
  </office:meta>
</office:document-meta>
</file>